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453.46pt" svg:height="255.23pt" svg:x="56.89pt" svg:y="142.3pt">
            <loext:p draw:notify-on-update-of-ranges="Feuille1.A2:Feuille1.A10 Feuille1.B2:Feuille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541.53pt" svg:y="143.06pt">
            <loext:p draw:notify-on-update-of-ranges="Feuille1.D2:Feuille1.D10 Feuille1.E2:Feuille1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9pt" svg:height="255.26pt" svg:x="13.24pt" svg:y="443.45pt">
            <loext:p draw:notify-on-update-of-ranges="Feuille1.G2:Feuille1.G11 Feuille1.H2:Feuille1.H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rgeur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2"/>
          <table:table-cell office:value-type="string" calcext:value-type="string">
            <text:p>Imbrications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77" calcext:value-type="float">
            <text:p>507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2037" calcext:value-type="float">
            <text:p>220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338" calcext:value-type="float">
            <text:p>2333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71919" calcext:value-type="float">
            <text:p>719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0592" calcext:value-type="float">
            <text:p>6059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60438" calcext:value-type="float">
            <text:p>1604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11905" calcext:value-type="float">
            <text:p>111905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305058" calcext:value-type="float">
            <text:p>3050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7498" calcext:value-type="float">
            <text:p>107498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53145" calcext:value-type="float">
            <text:p>4531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6802" calcext:value-type="float">
            <text:p>266802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712092" calcext:value-type="float">
            <text:p>7120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7264" calcext:value-type="float">
            <text:p>3726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68423" calcext:value-type="float">
            <text:p>368423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926976" calcext:value-type="float">
            <text:p>9269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0762" calcext:value-type="float">
            <text:p>15076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86233" calcext:value-type="float">
            <text:p>486233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199565" calcext:value-type="float">
            <text:p>11995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71800" calcext:value-type="float">
            <text:p>571800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2161093" calcext:value-type="float">
            <text:p>2161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23:05:24.090947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3:47:52.563000000</meta:creation-date>
    <dc:date>2015-12-14T23:12:43.272494154</dc:date>
    <meta:editing-duration>PT24M52S</meta:editing-duration>
    <meta:editing-cycles>5</meta:editing-cycles>
    <meta:generator>LibreOffice/5.0.3.2$Linux_X86_64 LibreOffice_project/00$Build-2</meta:generator>
    <dc:creator>Sébastien Blin</dc:creator>
    <meta:document-statistic meta:table-count="1" meta:cell-count="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Feuille1.A2:Feuille1.B10" chart:data-source-has-labels="column" svg:x="0.319cm" svg:y="0.18cm" svg:width="12.508cm" svg:height="8.645cm">
          <chartooo:coordinate-region svg:x="1.681cm" svg:y="0.379cm" svg:width="10.681cm" svg:height="7.799cm"/>
          <chart:axis chart:dimension="x" chart:name="primary-x" chart:style-name="ch4" chartooo:axis-type="auto">
            <chartooo:date-scale/>
            <chart:categories table:cell-range-address="Feuille1.A2:Feuille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rgeur</text:p>
                <draw:g>
                  <svg:desc>Feuille1.A2:Feuille1.A10</svg:desc>
                </draw:g>
              </table:table-cell>
              <table:table-cell office:value-type="float" office:value="NaN">
                <text:p>NaN</text:p>
                <draw:g>
                  <svg:desc>Feuille1.B2:Feuille1.B1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3338">
                <text:p>2333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0592">
                <text:p>6059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1905">
                <text:p>11190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7498">
                <text:p>10749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66802">
                <text:p>26680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68423">
                <text:p>36842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86233">
                <text:p>486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Feuille1.D2:Feuille1.E10" chart:data-source-has-labels="column" svg:x="0.319cm" svg:y="0.18cm" svg:width="12.508cm" svg:height="8.645cm">
          <chartooo:coordinate-region svg:x="1.681cm" svg:y="0.379cm" svg:width="10.496cm" svg:height="7.799cm"/>
          <chart:axis chart:dimension="x" chart:name="primary-x" chart:style-name="ch4" chartooo:axis-type="auto">
            <chartooo:date-scale/>
            <chart:categories table:cell-range-address="Feuille1.D2:Feuille1.D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E2:Feuille1.E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Longueur</text:p>
                <draw:g>
                  <svg:desc>Feuille1.D2:Feuille1.D10</svg:desc>
                </draw:g>
              </table:table-cell>
              <table:table-cell office:value-type="float" office:value="NaN">
                <text:p>NaN</text:p>
                <draw:g>
                  <svg:desc>Feuille1.E2:Feuille1.E1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037">
                <text:p>2203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1919">
                <text:p>7191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60438">
                <text:p>16043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05058">
                <text:p>30505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53145">
                <text:p>45314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12092">
                <text:p>71209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926976">
                <text:p>92697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199565">
                <text:p>1199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147cm" svg:y="4.204cm" style:legend-expansion="high" chart:style-name="ch2"/>
        <chart:plot-area chart:style-name="ch3" table:cell-range-address="Feuille1.G2:Feuille1.H11" chart:data-source-has-labels="column" svg:x="0.319cm" svg:y="0.18cm" svg:width="12.509cm" svg:height="8.646cm">
          <chartooo:coordinate-region svg:x="1.866cm" svg:y="0.379cm" svg:width="10.775cm" svg:height="7.8cm"/>
          <chart:axis chart:dimension="x" chart:name="primary-x" chart:style-name="ch4" chartooo:axis-type="auto">
            <chartooo:date-scale/>
            <chart:categories table:cell-range-address="Feuille1.G2:Feuille1.G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H2:Feuille1.H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Imbrications</text:p>
                <draw:g>
                  <svg:desc>Feuille1.G2:Feuille1.G11</svg:desc>
                </draw:g>
              </table:table-cell>
              <table:table-cell office:value-type="float" office:value="NaN">
                <text:p>NaN</text:p>
                <draw:g>
                  <svg:desc>Feuille1.H2:Feuille1.H1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264">
                <text:p>372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0762">
                <text:p>1507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71800">
                <text:p>5718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161093">
                <text:p>21610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